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itations:</text:p>
      <text:p text:style-name="Standard">Magic Shield.Wav from OpenGameArt.org</text:p>
      <text:p text:style-name="Standard"><text:a xlink:type="simple" xlink:href="http://opengameart.org/content/magic-shield" text:style-name="Internet_20_link" text:visited-style-name="Visited_20_Internet_20_Link">http://opengameart.org/content/magic-shield</text:a></text:p>
      <text:p text:style-name="Standard"/>
      <text:p text:style-name="Standard">Game Intro Music “Lemonade” from DL-Sounds.com</text:p>
      <text:p text:style-name="Standard"><text:a xlink:type="simple" xlink:href="http://www.dl-sounds.com/index.php?main_page=product_music_info&amp;products_id=1001" text:style-name="Internet_20_link" text:visited-style-name="Visited_20_Internet_20_Link">http://www.dl-sounds.com/index.php?main_page=product_music_info&amp;products_id=1001</text:a></text:p>
      <text:p text:style-name="Standard"/>
      <text:p text:style-name="Standard"/>
      <text:p text:style-name="Standard">Game Loop Music “Star Commander” from DL-Sounds.com</text:p>
      <text:p text:style-name="Standard"><text:a xlink:type="simple" xlink:href="http://www.dl-sounds.com/index.php?main_page=product_music_info&amp;products_id=1158" text:style-name="Internet_20_link" text:visited-style-name="Visited_20_Internet_20_Link">http://www.dl-sounds.com/index.php?main_page=product_music_info&amp;products_id=1158</text:a></text:p>
      <text:p text:style-name="Standard"/>
      <text:p text:style-name="Standard">Lightning Photoshop Brushes from Brusheezy.com</text:p>
      <text:p text:style-name="Standard"><text:a xlink:type="simple" xlink:href="http://www.brusheezy.com/brushes/46441-18-electrifying-lightning-brush-strikes" text:style-name="Internet_20_link" text:visited-style-name="Visited_20_Internet_20_Link">http://www.brusheezy.com/brushes/46441-18-electrifying-lightning-brush-strike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1T19:44:31.20</meta:creation-date>
    <dc:date>2015-07-01T20:40:34</dc:date>
    <meta:editing-duration>PT3M4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9" meta:word-count="27" meta:character-count="471"/>
  </office:meta>
</office:document-meta>
</file>